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5"/>
    <style:style style:name="ce6" style:family="table-cell" style:parent-style-name="Default" style:data-style-name="N11"/>
    <style:style style:name="ce7" style:family="table-cell" style:parent-style-name="Default" style:data-style-name="N115">
      <style:text-properties fo:font-weight="bold" style:font-weight-asian="bold" style:font-weight-complex="bold"/>
    </style:style>
    <style:style style:name="ce8" style:family="table-cell" style:parent-style-name="Default" style:data-style-name="N115"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Default"/>
        <table:table-column table:style-name="co2" table:number-columns-repeated="3" table:default-cell-style-name="ce5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Handelskalkulation</text:p>
          </table:table-cell>
          <table:table-cell table:style-name="ce4" office:value-type="string" calcext:value-type="string">
            <text:p>SERVER 3.0</text:p>
          </table:table-cell>
          <table:table-cell table:style-name="ce4" office:value-type="string" calcext:value-type="string">
            <text:p>Aufgabe 1.1</text:p>
          </table:table-cell>
          <table:table-cell table:style-name="ce4" office:value-type="string" calcext:value-type="string">
            <text:p>Aufgabe 1.2</text:p>
          </table:table-cell>
          <table:table-cell table:style-name="ce4" office:value-type="string" calcext:value-type="string">
            <text:p>Aufgabe 1.3</text:p>
          </table:table-cell>
          <table:table-cell table:style-name="ce4" office:value-type="string" calcext:value-type="string">
            <text:p>Aufgabe 1.4</text:p>
          </table:table-cell>
          <table:table-cell table:style-name="ce4" office:value-type="string" calcext:value-type="string">
            <text:p>Aufgabe 1.5</text:p>
          </table:table-cell>
          <table:table-cell table:style-name="ce4" office:value-type="string" calcext:value-type="string">
            <text:p>Aufgabe 1.6</text:p>
          </table:table-cell>
          <table:table-cell table:style-name="ce4" office:value-type="string" calcext:value-type="string">
            <text:p>Aufgabe 2.2</text:p>
          </table:table-cell>
          <table:table-cell table:style-name="ce4" office:value-type="string" calcext:value-type="string">
            <text:p>Aufgabe 2.3</text:p>
          </table:table-cell>
          <table:table-cell table:style-name="ce4" office:value-type="string" calcext:value-type="string">
            <text:p>Aufgabe 2.4</text:p>
          </table:table-cell>
          <table:table-cell table:style-name="ce4" table:number-columns-repeated="1013"/>
        </table:table-row>
        <table:table-row table:style-name="ro2">
          <table:table-cell table:style-name="ce2" office:value-type="string" calcext:value-type="string">
            <text:p>Listeneinkaufspreis (= Rechnungspreis netto)</text:p>
          </table:table-cell>
          <table:table-cell office:value-type="currency" office:currency="EUR" office:value="500" calcext:value-type="currency">
            <text:p>500,00 €</text:p>
          </table:table-cell>
          <table:table-cell office:value-type="currency" office:currency="EUR" office:value="600" calcext:value-type="currency">
            <text:p>600,00 €</text:p>
          </table:table-cell>
          <table:table-cell table:style-name="ce7" table:formula="of:=[.D4]+[.D3]" office:value-type="currency" office:currency="EUR" office:value="2500" calcext:value-type="currency">
            <text:p>2.500,00 €</text:p>
          </table:table-cell>
          <table:table-cell table:style-name="ce5" office:value-type="currency" office:currency="EUR" office:value="500" calcext:value-type="currency">
            <text:p>500,00 €</text:p>
          </table:table-cell>
          <table:table-cell table:style-name="ce5"/>
          <table:table-cell table:style-name="ce5" office:value-type="currency" office:currency="EUR" office:value="1875" calcext:value-type="currency">
            <text:p>1.875,00 €</text:p>
          </table:table-cell>
          <table:table-cell table:style-name="ce5" table:formula="of:=180*0.8" office:value-type="currency" office:currency="EUR" office:value="144" calcext:value-type="currency">
            <text:p>144,00 €</text:p>
          </table:table-cell>
          <table:table-cell table:style-name="ce5" office:value-type="currency" office:currency="EUR" office:value="240" calcext:value-type="currency">
            <text:p>240,00 €</text:p>
          </table:table-cell>
          <table:table-cell table:style-name="ce5" office:value-type="currency" office:currency="EUR" office:value="220" calcext:value-type="currency">
            <text:p>220,00 €</text:p>
          </table:table-cell>
          <table:table-cell table:style-name="ce5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- Lieferrabatt</text:p>
          </table:table-cell>
          <table:table-cell table:number-columns-repeated="2" table:style-name="ce6" office:value-type="percentage" office:value="0.05" calcext:value-type="percentage">
            <text:p>5,00 %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6" table:number-columns-repeated="2"/>
          <table:table-cell table:style-name="ce9" table:formula="of:=([.G4]/[.G2]-1)*(-1)" office:value-type="percentage" office:value="0.0600000000000001" calcext:value-type="percentage">
            <text:p>6,00 %</text:p>
          </table:table-cell>
          <table:table-cell table:style-name="ce6"/>
          <table:table-cell table:style-name="ce6" office:value-type="percentage" office:value="0.125" calcext:value-type="percentage">
            <text:p>12,50 %</text:p>
          </table:table-cell>
          <table:table-cell table:style-name="ce6" office:value-type="percentage" office:value="0.1" calcext:value-type="percentage">
            <text:p>10,00 %</text:p>
          </table:table-cell>
          <table:table-cell table:style-name="ce6" table:number-columns-repeated="2"/>
          <table:table-cell table:number-columns-repeated="1012"/>
        </table:table-row>
        <table:table-row table:style-name="ro3">
          <table:table-cell table:style-name="ce3" office:value-type="string" calcext:value-type="string">
            <text:p>= Zieleinkaufspreis</text:p>
          </table:table-cell>
          <table:table-cell table:formula="of:=[.B2]*(1-[.B3])" office:value-type="currency" office:currency="EUR" office:value="475" calcext:value-type="currency">
            <text:p>475,00 €</text:p>
          </table:table-cell>
          <table:table-cell table:formula="of:=[.C2]*(1-[.C3])" office:value-type="currency" office:currency="EUR" office:value="570" calcext:value-type="currency">
            <text:p>570,00 €</text:p>
          </table:table-cell>
          <table:table-cell table:formula="of:=[.D6]/(1-[.D5])" office:value-type="currency" office:currency="EUR" office:value="2400" calcext:value-type="currency">
            <text:p>2.400,00 €</text:p>
          </table:table-cell>
          <table:table-cell table:style-name="ce5" table:formula="of:=[.E2]*(1-[.E3])" office:value-type="currency" office:currency="EUR" office:value="500" calcext:value-type="currency">
            <text:p>500,00 €</text:p>
          </table:table-cell>
          <table:table-cell table:style-name="ce5"/>
          <table:table-cell table:style-name="ce5" office:value-type="currency" office:currency="EUR" office:value="1762.5" calcext:value-type="currency">
            <text:p>1.762,50 €</text:p>
          </table:table-cell>
          <table:table-cell table:style-name="ce5" table:formula="of:=[.H2]*(1-[.H3])" office:value-type="currency" office:currency="EUR" office:value="144" calcext:value-type="currency">
            <text:p>144,00 €</text:p>
          </table:table-cell>
          <table:table-cell table:style-name="ce5" table:formula="of:=[.I2]*(1-[.I3])" office:value-type="currency" office:currency="EUR" office:value="210" calcext:value-type="currency">
            <text:p>210,00 €</text:p>
          </table:table-cell>
          <table:table-cell table:style-name="ce5" table:formula="of:=[.J2]*(1-[.J3])" office:value-type="currency" office:currency="EUR" office:value="198" calcext:value-type="currency">
            <text:p>198,00 €</text:p>
          </table:table-cell>
          <table:table-cell table:style-name="ce5" table:formula="of:=[.K2]*(1-[.K3])" office:value-type="currency" office:currency="EUR" office:value="0" calcext:value-type="currency">
            <text:p>0,00 €</text:p>
          </table:table-cell>
          <table:table-cell table:style-name="ce5" table:formula="of:=[.L2]*(1-[.L3])" office:value-type="currency" office:currency="EUR" office:value="0" calcext:value-type="currency">
            <text:p>0,00 €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- Lieferskonto</text:p>
          </table:table-cell>
          <table:table-cell table:number-columns-repeated="3" table:style-name="ce6" office:value-type="percentage" office:value="0.03" calcext:value-type="percentage">
            <text:p>3,00 %</text:p>
          </table:table-cell>
          <table:table-cell table:style-name="ce6" table:number-columns-repeated="2"/>
          <table:table-cell table:style-name="ce9" table:formula="of:=([.G6]/[.G4]-1)*(-1)" office:value-type="percentage" office:value="0.0249985815602837" calcext:value-type="percentage">
            <text:p>2,50 %</text:p>
          </table:table-cell>
          <table:table-cell table:number-columns-repeated="2" table:style-name="ce6" office:value-type="percentage" office:value="0.02" calcext:value-type="percentage">
            <text:p>2,00 %</text:p>
          </table:table-cell>
          <table:table-cell table:style-name="ce6" office:value-type="percentage" office:value="0.03" calcext:value-type="percentage">
            <text:p>3,00 %</text:p>
          </table:table-cell>
          <table:table-cell table:style-name="ce6" table:number-columns-repeated="2"/>
          <table:table-cell table:number-columns-repeated="1012"/>
        </table:table-row>
        <table:table-row table:style-name="ro3">
          <table:table-cell table:style-name="ce3" office:value-type="string" calcext:value-type="string">
            <text:p>= Bareinkaufspreis</text:p>
          </table:table-cell>
          <table:table-cell table:formula="of:=[.B4]*(1-[.B5])" office:value-type="currency" office:currency="EUR" office:value="460.75" calcext:value-type="currency">
            <text:p>460,75 €</text:p>
          </table:table-cell>
          <table:table-cell table:formula="of:=[.C4]*(1-[.C5])" office:value-type="currency" office:currency="EUR" office:value="552.9" calcext:value-type="currency">
            <text:p>552,90 €</text:p>
          </table:table-cell>
          <table:table-cell table:formula="of:=[.D8]-[.D7]" office:value-type="currency" office:currency="EUR" office:value="2328" calcext:value-type="currency">
            <text:p>2.328,00 €</text:p>
          </table:table-cell>
          <table:table-cell table:style-name="ce5" table:formula="of:=[.E4]*(1-[.E5])" office:value-type="currency" office:currency="EUR" office:value="500" calcext:value-type="currency">
            <text:p>500,00 €</text:p>
          </table:table-cell>
          <table:table-cell table:style-name="ce5"/>
          <table:table-cell table:style-name="ce5" office:value-type="currency" office:currency="EUR" office:value="1718.44" calcext:value-type="currency">
            <text:p>1.718,44 €</text:p>
          </table:table-cell>
          <table:table-cell table:style-name="ce5" table:formula="of:=[.H4]*(1-[.H5])" office:value-type="currency" office:currency="EUR" office:value="141.12" calcext:value-type="currency">
            <text:p>141,12 €</text:p>
          </table:table-cell>
          <table:table-cell table:style-name="ce5" table:formula="of:=[.I4]*(1-[.I5])" office:value-type="currency" office:currency="EUR" office:value="205.8" calcext:value-type="currency">
            <text:p>205,80 €</text:p>
          </table:table-cell>
          <table:table-cell table:style-name="ce5" table:formula="of:=[.J4]*(1-[.J5])" office:value-type="currency" office:currency="EUR" office:value="192.06" calcext:value-type="currency">
            <text:p>192,06 €</text:p>
          </table:table-cell>
          <table:table-cell table:style-name="ce5" table:formula="of:=[.K4]*(1-[.K5])" office:value-type="currency" office:currency="EUR" office:value="0" calcext:value-type="currency">
            <text:p>0,00 €</text:p>
          </table:table-cell>
          <table:table-cell table:style-name="ce5" table:formula="of:=[.L4]*(1-[.L5])" office:value-type="currency" office:currency="EUR" office:value="0" calcext:value-type="currency">
            <text:p>0,00 €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+ Bezugskosten</text:p>
          </table:table-cell>
          <table:table-cell office:value-type="currency" office:currency="EUR" office:value="14.5" calcext:value-type="currency">
            <text:p>14,50 €</text:p>
          </table:table-cell>
          <table:table-cell office:value-type="currency" office:currency="EUR" office:value="55" calcext:value-type="currency">
            <text:p>55,00 €</text:p>
          </table:table-cell>
          <table:table-cell office:value-type="currency" office:currency="EUR" office:value="200" calcext:value-type="currency">
            <text:p>200,00 €</text:p>
          </table:table-cell>
          <table:table-cell table:style-name="ce5" table:number-columns-repeated="2"/>
          <table:table-cell table:style-name="ce5" office:value-type="currency" office:currency="EUR" office:value="40" calcext:value-type="currency">
            <text:p>40,00 €</text:p>
          </table:table-cell>
          <table:table-cell table:style-name="ce5" office:value-type="currency" office:currency="EUR" office:value="9" calcext:value-type="currency">
            <text:p>9,00 €</text:p>
          </table:table-cell>
          <table:table-cell table:style-name="ce5" office:value-type="currency" office:currency="EUR" office:value="10.71" calcext:value-type="currency">
            <text:p>10,71 €</text:p>
          </table:table-cell>
          <table:table-cell table:style-name="ce5" office:value-type="currency" office:currency="EUR" office:value="9.52" calcext:value-type="currency">
            <text:p>9,52 €</text:p>
          </table:table-cell>
          <table:table-cell table:style-name="ce5" table:number-columns-repeated="2"/>
          <table:table-cell table:number-columns-repeated="1012"/>
        </table:table-row>
        <table:table-row table:style-name="ro3">
          <table:table-cell table:style-name="ce3" office:value-type="string" calcext:value-type="string">
            <text:p>= Bezugspreis</text:p>
          </table:table-cell>
          <table:table-cell table:formula="of:=[.B6]+[.B7]" office:value-type="currency" office:currency="EUR" office:value="475.25" calcext:value-type="currency">
            <text:p>475,25 €</text:p>
          </table:table-cell>
          <table:table-cell table:style-name="ce7" table:formula="of:=[.C6]+[.C7]" office:value-type="currency" office:currency="EUR" office:value="607.9" calcext:value-type="currency">
            <text:p>607,90 €</text:p>
          </table:table-cell>
          <table:table-cell office:value-type="currency" office:currency="EUR" office:value="2528" calcext:value-type="currency">
            <text:p>2.528,00 €</text:p>
          </table:table-cell>
          <table:table-cell table:style-name="ce5" table:formula="of:=[.E6]+[.E7]" office:value-type="currency" office:currency="EUR" office:value="500" calcext:value-type="currency">
            <text:p>500,00 €</text:p>
          </table:table-cell>
          <table:table-cell table:style-name="ce5"/>
          <table:table-cell table:style-name="ce7" table:formula="of:=[.G6]+[.G7]" office:value-type="currency" office:currency="EUR" office:value="1758.44" calcext:value-type="currency">
            <text:p>1.758,44 €</text:p>
          </table:table-cell>
          <table:table-cell table:style-name="ce7" table:formula="of:=[.H6]+[.H7]" office:value-type="currency" office:currency="EUR" office:value="150.12" calcext:value-type="currency">
            <text:p>150,12 €</text:p>
          </table:table-cell>
          <table:table-cell table:style-name="ce5" table:formula="of:=[.I6]+[.I7]" office:value-type="currency" office:currency="EUR" office:value="216.51" calcext:value-type="currency">
            <text:p>216,51 €</text:p>
          </table:table-cell>
          <table:table-cell table:style-name="ce5" table:formula="of:=[.J6]+[.J7]" office:value-type="currency" office:currency="EUR" office:value="201.58" calcext:value-type="currency">
            <text:p>201,58 €</text:p>
          </table:table-cell>
          <table:table-cell table:style-name="ce5" table:formula="of:=[.K6]+[.K7]" office:value-type="currency" office:currency="EUR" office:value="0" calcext:value-type="currency">
            <text:p>0,00 €</text:p>
          </table:table-cell>
          <table:table-cell table:style-name="ce5" table:formula="of:=[.L6]+[.L7]" office:value-type="currency" office:currency="EUR" office:value="0" calcext:value-type="currency">
            <text:p>0,00 €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+ Geschäftskosten</text:p>
          </table:table-cell>
          <table:table-cell table:style-name="ce6" office:value-type="percentage" office:value="0.25" calcext:value-type="percentage">
            <text:p>25,00 %</text:p>
          </table:table-cell>
          <table:table-cell table:style-name="ce6" table:number-columns-repeated="2"/>
          <table:table-cell table:style-name="ce6" office:value-type="percentage" office:value="0.12" calcext:value-type="percentage">
            <text:p>12,00 %</text:p>
          </table:table-cell>
          <table:table-cell table:style-name="ce6"/>
          <table:table-cell table:style-name="ce6" office:value-type="percentage" office:value="0.25" calcext:value-type="percentage">
            <text:p>25,00 %</text:p>
          </table:table-cell>
          <table:table-cell table:style-name="ce6" office:value-type="percentage" office:value="0.16" calcext:value-type="percentage">
            <text:p>16,00 %</text:p>
          </table:table-cell>
          <table:table-cell table:style-name="ce6" table:number-columns-repeated="4"/>
          <table:table-cell table:number-columns-repeated="1012"/>
        </table:table-row>
        <table:table-row table:style-name="ro3">
          <table:table-cell table:style-name="ce3" office:value-type="string" calcext:value-type="string">
            <text:p>= Selbstkostenpreis</text:p>
          </table:table-cell>
          <table:table-cell table:formula="of:=[.B8]*(1+[.B9])" office:value-type="currency" office:currency="EUR" office:value="594.0625" calcext:value-type="currency">
            <text:p>594,06 €</text:p>
          </table:table-cell>
          <table:table-cell table:number-columns-repeated="2"/>
          <table:table-cell table:style-name="ce7" table:formula="of:=[.E8]*(1+[.E9])" office:value-type="currency" office:currency="EUR" office:value="560" calcext:value-type="currency">
            <text:p>560,00 €</text:p>
          </table:table-cell>
          <table:table-cell table:style-name="ce7" table:formula="of:=[.F16]/(1+[.F11])" office:value-type="currency" office:currency="EUR" office:value="150" calcext:value-type="currency">
            <text:p>150,00 €</text:p>
          </table:table-cell>
          <table:table-cell table:style-name="ce7" table:formula="of:=[.G8]*(1+[.G9])" office:value-type="currency" office:currency="EUR" office:value="2198.05" calcext:value-type="currency">
            <text:p>2.198,05 €</text:p>
          </table:table-cell>
          <table:table-cell table:style-name="ce5" table:formula="of:=[.H8]*(1+[.H9])" office:value-type="currency" office:currency="EUR" office:value="174.1392" calcext:value-type="currency">
            <text:p>174,14 €</text:p>
          </table:table-cell>
          <table:table-cell table:style-name="ce5" table:formula="of:=[.I8]*(1+[.I9])" office:value-type="currency" office:currency="EUR" office:value="216.51" calcext:value-type="currency">
            <text:p>216,51 €</text:p>
          </table:table-cell>
          <table:table-cell table:style-name="ce5" table:formula="of:=[.J8]*(1+[.J9])" office:value-type="currency" office:currency="EUR" office:value="201.58" calcext:value-type="currency">
            <text:p>201,58 €</text:p>
          </table:table-cell>
          <table:table-cell table:style-name="ce5" table:formula="of:=60/[.K11]" office:value-type="currency" office:currency="EUR" office:value="300" calcext:value-type="currency">
            <text:p>300,00 €</text:p>
          </table:table-cell>
          <table:table-cell table:style-name="ce5" table:formula="of:=[.L8]*(1+[.L9])" office:value-type="currency" office:currency="EUR" office:value="0" calcext:value-type="currency">
            <text:p>0,00 €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+ Gewinn</text:p>
          </table:table-cell>
          <table:table-cell table:style-name="ce6" office:value-type="percentage" office:value="0.14" calcext:value-type="percentage">
            <text:p>14,00 %</text:p>
          </table:table-cell>
          <table:table-cell table:style-name="ce6" table:number-columns-repeated="2"/>
          <table:table-cell table:number-columns-repeated="2" table:style-name="ce6" office:value-type="percentage" office:value="0.08" calcext:value-type="percentage">
            <text:p>8,00 %</text:p>
          </table:table-cell>
          <table:table-cell table:style-name="ce6" office:value-type="percentage" office:value="0.3" calcext:value-type="percentage">
            <text:p>30,00 %</text:p>
          </table:table-cell>
          <table:table-cell table:style-name="ce6" office:value-type="percentage" office:value="0.15" calcext:value-type="percentage">
            <text:p>15,00 %</text:p>
          </table:table-cell>
          <table:table-cell table:style-name="ce6" office:value-type="percentage" office:value="0.52" calcext:value-type="percentage">
            <text:p>52,00 %</text:p>
          </table:table-cell>
          <table:table-cell table:style-name="ce6" office:value-type="percentage" office:value="0.45" calcext:value-type="percentage">
            <text:p>45,00 %</text:p>
          </table:table-cell>
          <table:table-cell table:style-name="ce6" office:value-type="percentage" office:value="0.2" calcext:value-type="percentage">
            <text:p>20,00 %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3" office:value-type="string" calcext:value-type="string">
            <text:p>= Barverkaufspreis</text:p>
          </table:table-cell>
          <table:table-cell table:formula="of:=[.B10]*(1+[.B11])" office:value-type="currency" office:currency="EUR" office:value="677.23125" calcext:value-type="currency">
            <text:p>677,23 €</text:p>
          </table:table-cell>
          <table:table-cell table:number-columns-repeated="2"/>
          <table:table-cell table:style-name="ce7" table:formula="of:=[.E10]*(1+[.E11])" office:value-type="currency" office:currency="EUR" office:value="604.8" calcext:value-type="currency">
            <text:p>604,80 €</text:p>
          </table:table-cell>
          <table:table-cell table:style-name="ce5"/>
          <table:table-cell table:style-name="ce5" table:formula="of:=[.G10]*(1+[.G11])" office:value-type="currency" office:currency="EUR" office:value="2857.465" calcext:value-type="currency">
            <text:p>2.857,47 €</text:p>
          </table:table-cell>
          <table:table-cell table:style-name="ce5" table:formula="of:=[.H10]*(1+[.H11])" office:value-type="currency" office:currency="EUR" office:value="200.26008" calcext:value-type="currency">
            <text:p>200,26 €</text:p>
          </table:table-cell>
          <table:table-cell table:style-name="ce5" table:formula="of:=[.I10]*(1+[.I11])" office:value-type="currency" office:currency="EUR" office:value="329.0952" calcext:value-type="currency">
            <text:p>329,10 €</text:p>
          </table:table-cell>
          <table:table-cell table:style-name="ce5" table:formula="of:=[.J10]*(1+[.J11])" office:value-type="currency" office:currency="EUR" office:value="292.291" calcext:value-type="currency">
            <text:p>292,29 €</text:p>
          </table:table-cell>
          <table:table-cell table:style-name="ce5" table:formula="of:=[.K10]*(1+[.K11])" office:value-type="currency" office:currency="EUR" office:value="360" calcext:value-type="currency">
            <text:p>360,00 €</text:p>
          </table:table-cell>
          <table:table-cell table:style-name="ce5" table:formula="of:=[.L10]*(1+[.L11])" office:value-type="currency" office:currency="EUR" office:value="0" calcext:value-type="currency">
            <text:p>0,00 €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+ Kundenskonto</text:p>
          </table:table-cell>
          <table:table-cell table:style-name="ce6" office:value-type="percentage" office:value="0.03" calcext:value-type="percentage">
            <text:p>3,00 %</text:p>
          </table:table-cell>
          <table:table-cell table:style-name="ce6" table:number-columns-repeated="5"/>
          <table:table-cell table:style-name="ce6" office:value-type="percentage" office:value="0.01" calcext:value-type="percentage">
            <text:p>1,00 %</text:p>
          </table:table-cell>
          <table:table-cell table:style-name="ce6" table:number-columns-repeated="2"/>
          <table:table-cell table:style-name="ce6" office:value-type="percentage" office:value="0.03" calcext:value-type="percentage">
            <text:p>3,00 %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3" office:value-type="string" calcext:value-type="string">
            <text:p>= Zielverkaufspreis</text:p>
          </table:table-cell>
          <table:table-cell table:formula="of:=[.B12]/(1-[.B13])" office:value-type="currency" office:currency="EUR" office:value="698.176546391753" calcext:value-type="currency">
            <text:p>698,18 €</text:p>
          </table:table-cell>
          <table:table-cell table:number-columns-repeated="2"/>
          <table:table-cell table:style-name="ce5" table:formula="of:=[.E12]/(1-[.E13])" office:value-type="currency" office:currency="EUR" office:value="604.8" calcext:value-type="currency">
            <text:p>604,80 €</text:p>
          </table:table-cell>
          <table:table-cell table:style-name="ce5"/>
          <table:table-cell table:style-name="ce5" table:formula="of:=[.G12]*(1+[.G13])" office:value-type="currency" office:currency="EUR" office:value="2857.465" calcext:value-type="currency">
            <text:p>2.857,47 €</text:p>
          </table:table-cell>
          <table:table-cell table:style-name="ce5" table:formula="of:=[.H12]/(1-[.H13])" office:value-type="currency" office:currency="EUR" office:value="202.282909090909" calcext:value-type="currency">
            <text:p>202,28 €</text:p>
          </table:table-cell>
          <table:table-cell table:style-name="ce5" table:formula="of:=[.I12]/(1-[.I13])" office:value-type="currency" office:currency="EUR" office:value="329.0952" calcext:value-type="currency">
            <text:p>329,10 €</text:p>
          </table:table-cell>
          <table:table-cell table:style-name="ce5" table:formula="of:=[.J12]/(1-[.J13])" office:value-type="currency" office:currency="EUR" office:value="292.291" calcext:value-type="currency">
            <text:p>292,29 €</text:p>
          </table:table-cell>
          <table:table-cell table:style-name="ce5" table:formula="of:=[.K12]/(1-[.K13])" office:value-type="currency" office:currency="EUR" office:value="371.134020618557" calcext:value-type="currency">
            <text:p>371,13 €</text:p>
          </table:table-cell>
          <table:table-cell table:style-name="ce5" table:formula="of:=[.L12]/(1-[.L13])" office:value-type="currency" office:currency="EUR" office:value="0" calcext:value-type="currency">
            <text:p>0,00 €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+ Kundenrabatt</text:p>
          </table:table-cell>
          <table:table-cell table:style-name="ce6" office:value-type="percentage" office:value="0.04" calcext:value-type="percentage">
            <text:p>4,00 %</text:p>
          </table:table-cell>
          <table:table-cell table:style-name="ce6" table:number-columns-repeated="5"/>
          <table:table-cell table:style-name="ce6" office:value-type="percentage" office:value="0.1" calcext:value-type="percentage">
            <text:p>10,00 %</text:p>
          </table:table-cell>
          <table:table-cell table:style-name="ce6" table:number-columns-repeated="2"/>
          <table:table-cell table:style-name="ce6" office:value-type="percentage" office:value="0.125" calcext:value-type="percentage">
            <text:p>12,50 %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2" office:value-type="string" calcext:value-type="string">
            <text:p>= Listenverkaufspreis (= Nettoverkaufspreis)</text:p>
          </table:table-cell>
          <table:table-cell table:formula="of:=[.B14]/(1-[.B15])" office:value-type="currency" office:currency="EUR" office:value="727.267235824742" calcext:value-type="currency">
            <text:p>727,27 €</text:p>
          </table:table-cell>
          <table:table-cell table:number-columns-repeated="2"/>
          <table:table-cell table:style-name="ce7" table:formula="of:=[.E14]/(1-[.E15])" office:value-type="currency" office:currency="EUR" office:value="604.8" calcext:value-type="currency">
            <text:p>604,80 €</text:p>
          </table:table-cell>
          <table:table-cell table:style-name="ce5" office:value-type="currency" office:currency="EUR" office:value="162" calcext:value-type="currency">
            <text:p>162,00 €</text:p>
          </table:table-cell>
          <table:table-cell table:style-name="ce7" table:formula="of:=[.G14]/(1-[.G15])" office:value-type="currency" office:currency="EUR" office:value="2857.465" calcext:value-type="currency">
            <text:p>2.857,47 €</text:p>
          </table:table-cell>
          <table:table-cell table:style-name="ce5" table:formula="of:=[.H14]/(1-[.H15])" office:value-type="currency" office:currency="EUR" office:value="224.758787878788" calcext:value-type="currency">
            <text:p>224,76 €</text:p>
          </table:table-cell>
          <table:table-cell table:style-name="ce7" table:formula="of:=[.I14]/(1-[.I15])" office:value-type="currency" office:currency="EUR" office:value="329.0952" calcext:value-type="currency">
            <text:p>329,10 €</text:p>
          </table:table-cell>
          <table:table-cell table:style-name="ce7" table:formula="of:=[.J14]/(1-[.J15])" office:value-type="currency" office:currency="EUR" office:value="292.291" calcext:value-type="currency">
            <text:p>292,29 €</text:p>
          </table:table-cell>
          <table:table-cell table:style-name="ce7" table:formula="of:=[.K14]/(1-[.K15])" office:value-type="currency" office:currency="EUR" office:value="424.153166421208" calcext:value-type="currency">
            <text:p>424,15 €</text:p>
          </table:table-cell>
          <table:table-cell table:style-name="ce5" table:formula="of:=[.L14]/(1-[.L15])" office:value-type="currency" office:currency="EUR" office:value="0" calcext:value-type="currency">
            <text:p>0,00 €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+ Umsatzsteuer <text:span text:style-name="T1">(</text:span>19%<text:span text:style-name="T1">)</text:span></text:p>
          </table:table-cell>
          <table:table-cell table:style-name="ce6" office:value-type="percentage" office:value="0.19" calcext:value-type="percentage">
            <text:p>19,00 %</text:p>
          </table:table-cell>
          <table:table-cell table:style-name="ce6"/>
          <table:table-cell table:style-name="Default"/>
          <table:table-cell table:style-name="ce6" office:value-type="percentage" office:value="0.19" calcext:value-type="percentage">
            <text:p>19,00 %</text:p>
          </table:table-cell>
          <table:table-cell table:style-name="ce6"/>
          <table:table-cell table:number-columns-repeated="6" table:style-name="ce6" office:value-type="percentage" office:value="0.19" calcext:value-type="percentage">
            <text:p>19,00 %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= Auszeichnungspreis</text:p>
          </table:table-cell>
          <table:table-cell table:formula="of:=[.B16]*(1+[.B17])" office:value-type="currency" office:currency="EUR" office:value="865.448010631443" calcext:value-type="currency">
            <text:p>865,45 €</text:p>
          </table:table-cell>
          <table:table-cell table:number-columns-repeated="2"/>
          <table:table-cell table:style-name="ce7" table:formula="of:=[.E16]*(1+[.E17])" office:value-type="currency" office:currency="EUR" office:value="719.712" calcext:value-type="currency">
            <text:p>719,71 €</text:p>
          </table:table-cell>
          <table:table-cell table:style-name="ce5"/>
          <table:table-cell table:style-name="ce7" table:formula="of:=[.G16]*(1+[.G17])" office:value-type="currency" office:currency="EUR" office:value="3400.38335" calcext:value-type="currency">
            <text:p>3.400,38 €</text:p>
          </table:table-cell>
          <table:table-cell table:style-name="ce7" table:formula="of:=[.H16]*(1+[.H17])" office:value-type="currency" office:currency="EUR" office:value="267.462957575758" calcext:value-type="currency">
            <text:p>267,46 €</text:p>
          </table:table-cell>
          <table:table-cell table:style-name="ce5" table:formula="of:=[.I16]*(1+[.I17])" office:value-type="currency" office:currency="EUR" office:value="391.623288" calcext:value-type="currency">
            <text:p>391,62 €</text:p>
          </table:table-cell>
          <table:table-cell table:style-name="ce5" table:formula="of:=[.J16]*(1+[.J17])" office:value-type="currency" office:currency="EUR" office:value="347.82629" calcext:value-type="currency">
            <text:p>347,83 €</text:p>
          </table:table-cell>
          <table:table-cell table:style-name="ce5" table:formula="of:=[.K16]*(1+[.K17])" office:value-type="currency" office:currency="EUR" office:value="504.742268041237" calcext:value-type="currency">
            <text:p>504,74 €</text:p>
          </table:table-cell>
          <table:table-cell table:style-name="ce5" table:formula="of:=[.L16]*(1+[.L17])" office:value-type="currency" office:currency="EUR" office:value="0" calcext:value-type="currency">
            <text:p>0,00 €</text:p>
          </table:table-cell>
          <table:table-cell table:number-columns-repeated="1012"/>
        </table:table-row>
        <table:table-row table:style-name="ro4" table:number-rows-repeated="5">
          <table:table-cell/>
          <table:table-cell table:style-name="Default" table:number-columns-repeated="3"/>
          <table:table-cell table:number-columns-repeated="1020"/>
        </table:table-row>
        <table:table-row table:style-name="ro5">
          <table:table-cell table:style-name="ce1" office:value-type="string" calcext:value-type="string">
            <text:p>Rückwärtskalkulation</text:p>
          </table:table-cell>
          <table:table-cell table:style-name="ce4" office:value-type="string" calcext:value-type="string">
            <text:p>Handelsw. II</text:p>
          </table:table-cell>
          <table:table-cell table:style-name="ce4" office:value-type="string" calcext:value-type="string">
            <text:p>Aufgabe 2.1</text:p>
          </table:table-cell>
          <table:table-cell table:style-name="ce4" office:value-type="string" calcext:value-type="string">
            <text:p>Aufgabe 2.5</text:p>
          </table:table-cell>
          <table:table-cell table:style-name="ce4" office:value-type="string" calcext:value-type="string">
            <text:p>Aufgabe 2.6</text:p>
          </table:table-cell>
          <table:table-cell table:style-name="ce4" office:value-type="string" calcext:value-type="string">
            <text:p>Aufgabe 2.7</text:p>
          </table:table-cell>
          <table:table-cell table:style-name="ce4" table:number-columns-repeated="1018"/>
        </table:table-row>
        <table:table-row table:style-name="ro2">
          <table:table-cell table:style-name="ce2" office:value-type="string" calcext:value-type="string">
            <text:p>Listeneinkaufspreis (= Rechnungspreis netto)</text:p>
          </table:table-cell>
          <table:table-cell table:style-name="ce7" table:formula="of:=[.B27]/(1-[.B26])" office:value-type="currency" office:currency="EUR" office:value="194.735427380349" calcext:value-type="currency">
            <text:p>194,74 €</text:p>
          </table:table-cell>
          <table:table-cell table:style-name="ce8"/>
          <table:table-cell table:style-name="ce7" table:formula="of:=[.D27]/(1-[.D26])" office:value-type="currency" office:currency="EUR" office:value="453.177671412207" calcext:value-type="currency">
            <text:p>453,18 €</text:p>
          </table:table-cell>
          <table:table-cell table:style-name="ce8"/>
          <table:table-cell table:style-name="ce7" table:formula="of:=[.F27]/(1-[.F26])" office:value-type="currency" office:currency="EUR" office:value="118.039202387412" calcext:value-type="currency">
            <text:p>118,04 €</text:p>
          </table:table-cell>
          <table:table-cell table:style-name="ce8" table:formula="of:=[.G27]/(1-[.G26])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 Lieferrabatt</text:p>
          </table:table-cell>
          <table:table-cell table:style-name="ce6" office:value-type="percentage" office:value="0.1" calcext:value-type="percentage">
            <text:p>10,00 %</text:p>
          </table:table-cell>
          <table:table-cell table:style-name="ce6"/>
          <table:table-cell table:style-name="ce6" office:value-type="percentage" office:value="0.1" calcext:value-type="percentage">
            <text:p>10,00 %</text:p>
          </table:table-cell>
          <table:table-cell table:style-name="ce6"/>
          <table:table-cell table:style-name="ce6" office:value-type="percentage" office:value="0.2" calcext:value-type="percentage">
            <text:p>20,00 %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3" office:value-type="string" calcext:value-type="string">
            <text:p>= Zieleinkaufspreis</text:p>
          </table:table-cell>
          <table:table-cell table:formula="of:=[.B29]/(1-[.B28])" office:value-type="currency" office:currency="EUR" office:value="175.261884642314" calcext:value-type="currency">
            <text:p>175,26 €</text:p>
          </table:table-cell>
          <table:table-cell/>
          <table:table-cell table:formula="of:=[.D29]/(1-[.D28])" office:value-type="currency" office:currency="EUR" office:value="407.859904270987" calcext:value-type="currency">
            <text:p>407,86 €</text:p>
          </table:table-cell>
          <table:table-cell table:style-name="ce5"/>
          <table:table-cell table:style-name="ce5" table:formula="of:=[.F29]/(1-[.F28])" office:value-type="currency" office:currency="EUR" office:value="94.4313619099295" calcext:value-type="currency">
            <text:p>94,43 €</text:p>
          </table:table-cell>
          <table:table-cell table:style-name="ce5" table:formula="of:=[.G29]/(1-[.G28])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 Lieferskonto</text:p>
          </table:table-cell>
          <table:table-cell table:style-name="ce6" office:value-type="percentage" office:value="0.03" calcext:value-type="percentage">
            <text:p>3,00 %</text:p>
          </table:table-cell>
          <table:table-cell table:style-name="ce6"/>
          <table:table-cell table:style-name="ce6" office:value-type="percentage" office:value="0.03" calcext:value-type="percentage">
            <text:p>3,00 %</text:p>
          </table:table-cell>
          <table:table-cell table:style-name="ce6"/>
          <table:table-cell table:style-name="ce6" office:value-type="percentage" office:value="0.03" calcext:value-type="percentage">
            <text:p>3,00 %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3" office:value-type="string" calcext:value-type="string">
            <text:p>= Bareinkaufspreis</text:p>
          </table:table-cell>
          <table:table-cell table:formula="of:=[.B31]-[.B30]" office:value-type="currency" office:currency="EUR" office:value="170.004028103045" calcext:value-type="currency">
            <text:p>170,00 €</text:p>
          </table:table-cell>
          <table:table-cell/>
          <table:table-cell table:formula="of:=[.D31]-[.D30]" office:value-type="currency" office:currency="EUR" office:value="395.624107142857" calcext:value-type="currency">
            <text:p>395,62 €</text:p>
          </table:table-cell>
          <table:table-cell table:style-name="ce5"/>
          <table:table-cell table:style-name="ce5" table:formula="of:=[.F31]-[.F30]" office:value-type="currency" office:currency="EUR" office:value="91.5984210526316" calcext:value-type="currency">
            <text:p>91,60 €</text:p>
          </table:table-cell>
          <table:table-cell table:style-name="ce5" table:formula="of:=[.G31]-[.G30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+ Bezugskosten</text:p>
          </table:table-cell>
          <table:table-cell office:value-type="currency" office:currency="EUR" office:value="5.64" calcext:value-type="currency">
            <text:p>5,64 €</text:p>
          </table:table-cell>
          <table:table-cell/>
          <table:table-cell office:value-type="currency" office:currency="EUR" office:value="12.3" calcext:value-type="currency">
            <text:p>12,30 €</text:p>
          </table:table-cell>
          <table:table-cell table:style-name="ce5"/>
          <table:table-cell table:style-name="ce5" office:value-type="currency" office:currency="EUR" office:value="9.52" calcext:value-type="currency">
            <text:p>9,52 €</text:p>
          </table:table-cell>
          <table:table-cell table:style-name="ce5"/>
          <table:table-cell table:number-columns-repeated="1017"/>
        </table:table-row>
        <table:table-row table:style-name="ro3">
          <table:table-cell table:style-name="ce3" office:value-type="string" calcext:value-type="string">
            <text:p>= Bezugspreis</text:p>
          </table:table-cell>
          <table:table-cell table:formula="of:=[.B33]/(1+[.B32])" office:value-type="currency" office:currency="EUR" office:value="175.644028103045" calcext:value-type="currency">
            <text:p>175,64 €</text:p>
          </table:table-cell>
          <table:table-cell table:style-name="ce7" table:formula="of:=[.C33]/(1+[.C32])" office:value-type="currency" office:currency="EUR" office:value="357.142857142857" calcext:value-type="currency">
            <text:p>357,14 €</text:p>
          </table:table-cell>
          <table:table-cell table:style-name="ce8" table:formula="of:=[.D33]/(1+[.D32])" office:value-type="currency" office:currency="EUR" office:value="407.924107142857" calcext:value-type="currency">
            <text:p>407,92 €</text:p>
          </table:table-cell>
          <table:table-cell table:style-name="ce7" table:formula="of:=[.E33]/(1+[.E32])" office:value-type="currency" office:currency="EUR" office:value="500" calcext:value-type="currency">
            <text:p>500,00 €</text:p>
          </table:table-cell>
          <table:table-cell table:style-name="ce8" table:formula="of:=[.F33]/(1+[.F32])" office:value-type="currency" office:currency="EUR" office:value="101.118421052632" calcext:value-type="currency">
            <text:p>101,12 €</text:p>
          </table:table-cell>
          <table:table-cell table:style-name="ce8" table:formula="of:=[.G33]/(1+[.G32])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+ Geschäftskosten</text:p>
          </table:table-cell>
          <table:table-cell table:style-name="ce6" office:value-type="percentage" office:value="0.281" calcext:value-type="percentage">
            <text:p>28,10 %</text:p>
          </table:table-cell>
          <table:table-cell table:style-name="ce6"/>
          <table:table-cell table:style-name="ce6" office:value-type="percentage" office:value="0.28" calcext:value-type="percentage">
            <text:p>28,00 %</text:p>
          </table:table-cell>
          <table:table-cell table:style-name="ce6" office:value-type="percentage" office:value="0.5" calcext:value-type="percentage">
            <text:p>50,00 %</text:p>
          </table:table-cell>
          <table:table-cell table:style-name="ce6" office:value-type="percentage" office:value="0.52" calcext:value-type="percentage">
            <text:p>52,00 %</text:p>
          </table:table-cell>
          <table:table-cell table:style-name="ce6"/>
          <table:table-cell table:number-columns-repeated="1017"/>
        </table:table-row>
        <table:table-row table:style-name="ro3">
          <table:table-cell table:style-name="ce3" office:value-type="string" calcext:value-type="string">
            <text:p>= Selbstkostenpreis</text:p>
          </table:table-cell>
          <table:table-cell table:formula="of:=[.B35]/(1+[.B34])" office:value-type="currency" office:currency="EUR" office:value="225" calcext:value-type="currency">
            <text:p>225,00 €</text:p>
          </table:table-cell>
          <table:table-cell table:formula="of:=[.C35]/(1+[.C34])" office:value-type="currency" office:currency="EUR" office:value="357.142857142857" calcext:value-type="currency">
            <text:p>357,14 €</text:p>
          </table:table-cell>
          <table:table-cell table:formula="of:=[.D35]/(1+[.D34])" office:value-type="currency" office:currency="EUR" office:value="522.142857142857" calcext:value-type="currency">
            <text:p>522,14 €</text:p>
          </table:table-cell>
          <table:table-cell table:style-name="ce5" table:formula="of:=[.E35]/(1+[.E34])" office:value-type="currency" office:currency="EUR" office:value="750" calcext:value-type="currency">
            <text:p>750,00 €</text:p>
          </table:table-cell>
          <table:table-cell table:style-name="ce5" office:value-type="currency" office:currency="EUR" office:value="153.7" calcext:value-type="currency">
            <text:p>153,70 €</text:p>
          </table:table-cell>
          <table:table-cell table:style-name="ce5" table:formula="of:=[.G35]/(1+[.G34])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+ Gewinn</text:p>
          </table:table-cell>
          <table:table-cell table:style-name="ce6" office:value-type="percentage" office:value="0.2" calcext:value-type="percentage">
            <text:p>20,00 %</text:p>
          </table:table-cell>
          <table:table-cell table:style-name="ce6" office:value-type="percentage" office:value="0.4" calcext:value-type="percentage">
            <text:p>40,00 %</text:p>
          </table:table-cell>
          <table:table-cell table:style-name="ce6" office:value-type="percentage" office:value="0.12" calcext:value-type="percentage">
            <text:p>12,00 %</text:p>
          </table:table-cell>
          <table:table-cell table:style-name="ce6" office:value-type="percentage" office:value="0.2" calcext:value-type="percentage">
            <text:p>20,00 %</text:p>
          </table:table-cell>
          <table:table-cell table:style-name="ce6" table:number-columns-repeated="2"/>
          <table:table-cell table:number-columns-repeated="1017"/>
        </table:table-row>
        <table:table-row table:style-name="ro3">
          <table:table-cell table:style-name="ce3" office:value-type="string" calcext:value-type="string">
            <text:p>= Barverkaufspreis</text:p>
          </table:table-cell>
          <table:table-cell table:formula="of:=[.B38]*(1-[.B37]-[.B36])" office:value-type="currency" office:currency="EUR" office:value="270" calcext:value-type="currency">
            <text:p>270,00 €</text:p>
          </table:table-cell>
          <table:table-cell table:formula="of:=[.C38]*(1-[.C37]-[.C36])" office:value-type="currency" office:currency="EUR" office:value="500" calcext:value-type="currency">
            <text:p>500,00 €</text:p>
          </table:table-cell>
          <table:table-cell table:formula="of:=[.D38]*(1-[.D37]-[.D36])" office:value-type="currency" office:currency="EUR" office:value="584.8" calcext:value-type="currency">
            <text:p>584,80 €</text:p>
          </table:table-cell>
          <table:table-cell table:style-name="ce5" table:formula="of:=[.E38]*(1-[.E37]-[.E36])" office:value-type="currency" office:currency="EUR" office:value="900" calcext:value-type="currency">
            <text:p>900,00 €</text:p>
          </table:table-cell>
          <table:table-cell table:style-name="ce5"/>
          <table:table-cell table:style-name="ce5" table:formula="of:=[.G38]*(1-[.G37]-[.G36])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+ Kundenskonto</text:p>
          </table:table-cell>
          <table:table-cell table:style-name="ce6" office:value-type="percentage" office:value="0.02" calcext:value-type="percentage">
            <text:p>2,00 %</text:p>
          </table:table-cell>
          <table:table-cell table:style-name="ce6"/>
          <table:table-cell table:style-name="ce6" office:value-type="percentage" office:value="0.02" calcext:value-type="percentage">
            <text:p>2,00 %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+ Vertreterprovision</text:p>
          </table:table-cell>
          <table:table-cell table:style-name="ce6" office:value-type="percentage" office:value="0.08" calcext:value-type="percentage">
            <text:p>8,00 %</text:p>
          </table:table-cell>
          <table:table-cell table:style-name="ce6"/>
          <table:table-cell table:style-name="ce6" office:value-type="percentage" office:value="0.12" calcext:value-type="percentage">
            <text:p>12,00 %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table-cell table:style-name="ce3" office:value-type="string" calcext:value-type="string">
            <text:p>= Zielverkaufspreis</text:p>
          </table:table-cell>
          <table:table-cell table:formula="of:=[.B40]*(1-[.B39])" office:value-type="currency" office:currency="EUR" office:value="300" calcext:value-type="currency">
            <text:p>300,00 €</text:p>
          </table:table-cell>
          <table:table-cell table:formula="of:=[.C40]*(1-[.C39])" office:value-type="currency" office:currency="EUR" office:value="500" calcext:value-type="currency">
            <text:p>500,00 €</text:p>
          </table:table-cell>
          <table:table-cell table:formula="of:=[.D40]*(1-[.D39])" office:value-type="currency" office:currency="EUR" office:value="680" calcext:value-type="currency">
            <text:p>680,00 €</text:p>
          </table:table-cell>
          <table:table-cell table:style-name="ce5" table:formula="of:=[.E40]*(1-[.E39])" office:value-type="currency" office:currency="EUR" office:value="900" calcext:value-type="currency">
            <text:p>900,00 €</text:p>
          </table:table-cell>
          <table:table-cell table:style-name="ce5"/>
          <table:table-cell table:style-name="ce5" table:formula="of:=[.G40]*(1-[.G39])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+ Kundenrabatt</text:p>
          </table:table-cell>
          <table:table-cell table:style-name="ce6" office:value-type="percentage" office:value="0.25" calcext:value-type="percentage">
            <text:p>25,00 %</text:p>
          </table:table-cell>
          <table:table-cell table:style-name="ce6"/>
          <table:table-cell table:style-name="ce6" office:value-type="percentage" office:value="0.2" calcext:value-type="percentage">
            <text:p>20,00 %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= Listenverkaufspreis (= Nettoverkaufspreis)</text:p>
          </table:table-cell>
          <table:table-cell office:value-type="currency" office:currency="EUR" office:value="400" calcext:value-type="currency">
            <text:p>400,00 €</text:p>
          </table:table-cell>
          <table:table-cell table:formula="of:=[.C42]/(1+[.C41])" office:value-type="currency" office:currency="EUR" office:value="500" calcext:value-type="currency">
            <text:p>500,00 €</text:p>
          </table:table-cell>
          <table:table-cell office:value-type="currency" office:currency="EUR" office:value="850" calcext:value-type="currency">
            <text:p>850,00 €</text:p>
          </table:table-cell>
          <table:table-cell table:style-name="ce5" table:formula="of:=[.E42]/(1+[.E41])" office:value-type="currency" office:currency="EUR" office:value="900" calcext:value-type="currency">
            <text:p>900,00 €</text:p>
          </table:table-cell>
          <table:table-cell table:style-name="ce5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+ Umsatzsteuer <text:span text:style-name="T1">(</text:span>19%<text:span text:style-name="T1">)</text:span></text:p>
          </table:table-cell>
          <table:table-cell table:number-columns-repeated="4" table:style-name="ce6" office:value-type="percentage" office:value="0.19" calcext:value-type="percentage">
            <text:p>19,00 %</text:p>
          </table:table-cell>
          <table:table-cell table:style-name="ce6"/>
          <table:table-cell table:style-name="ce6" office:value-type="percentage" office:value="0.19" calcext:value-type="percentage">
            <text:p>19,00 %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= Auszeichnungspreis</text:p>
          </table:table-cell>
          <table:table-cell table:formula="of:=[.B40]*(1+[.B41])" office:value-type="currency" office:currency="EUR" office:value="476" calcext:value-type="currency">
            <text:p>476,00 €</text:p>
          </table:table-cell>
          <table:table-cell office:value-type="currency" office:currency="EUR" office:value="595" calcext:value-type="currency">
            <text:p>595,00 €</text:p>
          </table:table-cell>
          <table:table-cell table:formula="of:=[.D40]*(1+[.D41])" office:value-type="currency" office:currency="EUR" office:value="1011.5" calcext:value-type="currency">
            <text:p>1.011,50 €</text:p>
          </table:table-cell>
          <table:table-cell table:style-name="ce5" office:value-type="currency" office:currency="EUR" office:value="1071" calcext:value-type="currency">
            <text:p>1.071,00 €</text:p>
          </table:table-cell>
          <table:table-cell table:style-name="ce5"/>
          <table:table-cell table:style-name="ce5" table:formula="of:=[.G40]*(1+[.G41])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4" table:number-rows-repeated="5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Differenzkalkulation</text:p>
          </table:table-cell>
          <table:table-cell table:style-name="ce4" office:value-type="string" calcext:value-type="string">
            <text:p>Handelsw. III</text:p>
          </table:table-cell>
          <table:table-cell table:style-name="ce4" office:value-type="string" calcext:value-type="string">
            <text:p>Aufgabe 2.8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Listeneinkaufspreis (= Rechnungspreis netto)</text:p>
          </table:table-cell>
          <table:table-cell table:style-name="ce8" office:value-type="currency" office:currency="EUR" office:value="200" calcext:value-type="currency">
            <text:p>200,00 €</text:p>
          </table:table-cell>
          <table:table-cell table:style-name="ce8" office:value-type="currency" office:currency="EUR" office:value="980" calcext:value-type="currency">
            <text:p>980,00 €</text:p>
          </table:table-cell>
          <table:table-cell table:style-name="ce8"/>
          <table:table-cell table:number-columns-repeated="1020"/>
        </table:table-row>
        <table:table-row table:style-name="ro3">
          <table:table-cell office:value-type="string" calcext:value-type="string">
            <text:p>- Lieferrabatt</text:p>
          </table:table-cell>
          <table:table-cell table:style-name="ce6" office:value-type="percentage" office:value="0.1" calcext:value-type="percentage">
            <text:p>10,00 %</text:p>
          </table:table-cell>
          <table:table-cell table:style-name="ce6" office:value-type="percentage" office:value="0.2" calcext:value-type="percentage">
            <text:p>20,00 %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3" office:value-type="string" calcext:value-type="string">
            <text:p>= Zieleinkaufspreis</text:p>
          </table:table-cell>
          <table:table-cell table:formula="of:=[.B49]*(1-[.B50])" office:value-type="currency" office:currency="EUR" office:value="180" calcext:value-type="currency">
            <text:p>180,00 €</text:p>
          </table:table-cell>
          <table:table-cell table:formula="of:=[.C49]*(1-[.C50])" office:value-type="currency" office:currency="EUR" office:value="784" calcext:value-type="currency">
            <text:p>784,00 €</text:p>
          </table:table-cell>
          <table:table-cell table:formula="of:=[.D49]*(1-[.D50])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- Lieferskonto</text:p>
          </table:table-cell>
          <table:table-cell table:style-name="ce6" office:value-type="percentage" office:value="0.02" calcext:value-type="percentage">
            <text:p>2,00 %</text:p>
          </table:table-cell>
          <table:table-cell table:style-name="ce6" office:value-type="percentage" office:value="0.03" calcext:value-type="percentage">
            <text:p>3,00 %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3" office:value-type="string" calcext:value-type="string">
            <text:p>= Bareinkaufspreis</text:p>
          </table:table-cell>
          <table:table-cell table:formula="of:=[.B51]*(1-[.B52])" office:value-type="currency" office:currency="EUR" office:value="176.4" calcext:value-type="currency">
            <text:p>176,40 €</text:p>
          </table:table-cell>
          <table:table-cell table:formula="of:=[.C51]*(1-[.C52])" office:value-type="currency" office:currency="EUR" office:value="760.48" calcext:value-type="currency">
            <text:p>760,48 €</text:p>
          </table:table-cell>
          <table:table-cell table:formula="of:=[.D51]*(1-[.D52])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+ Bezugskosten</text:p>
          </table:table-cell>
          <table:table-cell office:value-type="currency" office:currency="EUR" office:value="2.6" calcext:value-type="currency">
            <text:p>2,60 €</text:p>
          </table:table-cell>
          <table:table-cell office:value-type="currency" office:currency="EUR" office:value="18" calcext:value-type="currency">
            <text:p>18,00 €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= Bezugspreis</text:p>
          </table:table-cell>
          <table:table-cell table:formula="of:=[.B53]+[.B54]" office:value-type="currency" office:currency="EUR" office:value="179" calcext:value-type="currency">
            <text:p>179,00 €</text:p>
          </table:table-cell>
          <table:table-cell table:formula="of:=[.C53]+[.C54]" office:value-type="currency" office:currency="EUR" office:value="778.48" calcext:value-type="currency">
            <text:p>778,48 €</text:p>
          </table:table-cell>
          <table:table-cell table:formula="of:=[.D53]+[.D54]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+ Geschäftskosten</text:p>
          </table:table-cell>
          <table:table-cell table:style-name="ce6" office:value-type="percentage" office:value="0.25" calcext:value-type="percentage">
            <text:p>25,00 %</text:p>
          </table:table-cell>
          <table:table-cell table:style-name="ce6" office:value-type="percentage" office:value="0.29" calcext:value-type="percentage">
            <text:p>29,00 %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3" office:value-type="string" calcext:value-type="string">
            <text:p>= Selbstkostenpreis</text:p>
          </table:table-cell>
          <table:table-cell table:formula="of:=[.B55]*(1+[.B56])" office:value-type="currency" office:currency="EUR" office:value="223.75" calcext:value-type="currency">
            <text:p>223,75 €</text:p>
          </table:table-cell>
          <table:table-cell table:formula="of:=[.C55]*(1+[.C56])" office:value-type="currency" office:currency="EUR" office:value="1004.2392" calcext:value-type="currency">
            <text:p>1.004,24 €</text:p>
          </table:table-cell>
          <table:table-cell table:formula="of:=[.D55]*(1+[.D56])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+ Gewinn</text:p>
          </table:table-cell>
          <table:table-cell table:style-name="ce9" table:formula="of:=([.B57]/[.B59]-1)*(-1)" office:value-type="percentage" office:value="0.0814860426929393" calcext:value-type="percentage">
            <text:p>8,15 %</text:p>
          </table:table-cell>
          <table:table-cell table:style-name="ce9" table:formula="of:=[.C59]/[.C57]-1" office:value-type="percentage" office:value="0.24783019822369" calcext:value-type="percentage">
            <text:p>24,78 %</text:p>
          </table:table-cell>
          <table:table-cell table:style-name="ce9" table:formula="of:=[.D59]/[.D57]-1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= Barverkaufspreis</text:p>
          </table:table-cell>
          <table:table-cell table:formula="of:=[.B62]*(1-[.B61]-[.B60])" office:value-type="currency" office:currency="EUR" office:value="243.6" calcext:value-type="currency">
            <text:p>243,60 €</text:p>
          </table:table-cell>
          <table:table-cell table:formula="of:=[.C62]*(1-[.C61]-[.C60])" office:value-type="currency" office:currency="EUR" office:value="1253.12" calcext:value-type="currency">
            <text:p>1.253,12 €</text:p>
          </table:table-cell>
          <table:table-cell table:formula="of:=[.D62]*(1-[.D61]-[.D60])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+ Kundenskonto</text:p>
          </table:table-cell>
          <table:table-cell table:style-name="ce6" office:value-type="percentage" office:value="0.03" calcext:value-type="percentage">
            <text:p>3,00 %</text:p>
          </table:table-cell>
          <table:table-cell table:style-name="ce6" office:value-type="percentage" office:value="0.02" calcext:value-type="percentage">
            <text:p>2,00 %</text:p>
          </table:table-cell>
          <table:table-cell table:style-name="ce6"/>
          <table:table-cell table:number-columns-repeated="1020"/>
        </table:table-row>
        <table:table-row table:style-name="ro3">
          <table:table-cell office:value-type="string" calcext:value-type="string">
            <text:p>+ Vertreterprovision</text:p>
          </table:table-cell>
          <table:table-cell table:number-columns-repeated="2" table:style-name="ce6" office:value-type="percentage" office:value="0.1" calcext:value-type="percentage">
            <text:p>10,00 %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3" office:value-type="string" calcext:value-type="string">
            <text:p>= Zielverkaufspreis</text:p>
          </table:table-cell>
          <table:table-cell table:formula="of:=[.B64]*(1-[.B63])" office:value-type="currency" office:currency="EUR" office:value="280" calcext:value-type="currency">
            <text:p>280,00 €</text:p>
          </table:table-cell>
          <table:table-cell table:formula="of:=[.C64]*(1-[.C63])" office:value-type="currency" office:currency="EUR" office:value="1424" calcext:value-type="currency">
            <text:p>1.424,00 €</text:p>
          </table:table-cell>
          <table:table-cell table:formula="of:=[.D64]*(1-[.D63])" office:value-type="currency" office:currency="EUR" office:value="0" calcext:value-type="currency">
            <text:p>0,00 €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+ Kundenrabatt</text:p>
          </table:table-cell>
          <table:table-cell table:number-columns-repeated="2" table:style-name="ce6" office:value-type="percentage" office:value="0.2" calcext:value-type="percentage">
            <text:p>20,00 %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= Listenverkaufspreis (= Nettoverkaufspreis)</text:p>
          </table:table-cell>
          <table:table-cell office:value-type="currency" office:currency="EUR" office:value="350" calcext:value-type="currency">
            <text:p>350,00 €</text:p>
          </table:table-cell>
          <table:table-cell office:value-type="currency" office:currency="EUR" office:value="1780" calcext:value-type="currency">
            <text:p>1.780,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+ Umsatzsteuer <text:span text:style-name="T1">(</text:span>19%<text:span text:style-name="T1">)</text:span></text:p>
          </table:table-cell>
          <table:table-cell table:number-columns-repeated="3" table:style-name="ce6" office:value-type="percentage" office:value="0.19" calcext:value-type="percentage">
            <text:p>19,00 %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= Auszeichnungspreis</text:p>
          </table:table-cell>
          <table:table-cell table:formula="of:=[.B64]*(1+[.B65])" office:value-type="currency" office:currency="EUR" office:value="416.5" calcext:value-type="currency">
            <text:p>416,50 €</text:p>
          </table:table-cell>
          <table:table-cell table:formula="of:=[.C64]*(1+[.C65])" office:value-type="currency" office:currency="EUR" office:value="2118.2" calcext:value-type="currency">
            <text:p>2.118,20 €</text:p>
          </table:table-cell>
          <table:table-cell table:formula="of:=[.D64]*(1+[.D65])" office:value-type="currency" office:currency="EUR" office:value="0" calcext:value-type="currency">
            <text:p>0,00 €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.00.0000</text:date>, <text:time style:data-style-name="N2" text:time-value="10:24:31.29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3T10:01:25.665000000</meta:creation-date>
    <dc:date>2024-05-23T11:07:22.810000000</dc:date>
    <meta:editing-duration>PT4H21M52S</meta:editing-duration>
    <meta:editing-cycles>4</meta:editing-cycles>
    <meta:generator>LibreOffice/7.6.4.1$Windows_X86_64 LibreOffice_project/e19e193f88cd6c0525a17fb7a176ed8e6a3e2aa1</meta:generator>
    <meta:document-statistic meta:table-count="1" meta:cell-count="315" meta:object-count="0"/>
  </office:meta>
</office:document-meta>
</file>